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</style:style>
    <style:style style:name="gr77" style:family="graphic" style:parent-style-name="standard">
      <style:graphic-properties draw:stroke="none" svg:stroke-color="#000000" draw:fill="none" draw:fill-color="#ffffff" fo:min-height="1.025cm"/>
    </style:style>
    <style:style style:name="gr7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fo:min-height="1.274cm"/>
    </style:style>
    <style:style style:name="gr8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8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8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8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8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8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8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8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1.026cm"/>
    </style:style>
    <style:style style:name="gr9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gr91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766cm" fo:min-width="5.094cm"/>
    </style:style>
    <style:style style:name="gr92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468cm" fo:min-width="4.867cm"/>
    </style:style>
    <style:style style:name="gr93" style:family="graphic" style:parent-style-name="objectwithoutfill">
      <style:graphic-properties draw:marker-end="Arrow" draw:marker-end-width="0.3cm" draw:fill="solid" draw:fill-color="#00b6bd" draw:textarea-vertical-align="middle"/>
    </style:style>
    <style:style style:name="gr9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61cm" fo:min-width="4.199cm"/>
    </style:style>
    <style:style style:name="gr95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468cm" fo:min-width="4.867cm"/>
    </style:style>
    <style:style style:name="gr96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766cm" fo:min-width="6.612cm"/>
    </style:style>
    <style:style style:name="gr97" style:family="graphic" style:parent-style-name="standard">
      <style:graphic-properties draw:fill="none" draw:textarea-vertical-align="middle" draw:auto-grow-height="false" fo:min-height="4.687cm" fo:min-width="0cm"/>
    </style:style>
    <style:style style:name="gr98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1.225cm" fo:min-width="3.569cm"/>
    </style:style>
    <style:style style:name="gr99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468cm" fo:min-width="4.867cm"/>
    </style:style>
    <style:style style:name="gr100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766cm" fo:min-width="6.612cm"/>
    </style:style>
    <style:style style:name="gr101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1.225cm" fo:min-width="3.569cm"/>
    </style:style>
    <style:style style:name="gr102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468cm" fo:min-width="4.867cm"/>
    </style:style>
    <style:style style:name="gr103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1.619cm" fo:min-width="6.612cm"/>
    </style:style>
    <style:style style:name="gr104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639cm" fo:min-width="4.834cm"/>
    </style:style>
    <style:style style:name="gr105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279cm" fo:min-width="4.821cm"/>
    </style:style>
    <style:style style:name="gr106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468cm" fo:min-width="3.17cm"/>
    </style:style>
    <style:style style:name="gr10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264cm" fo:min-width="5.923cm"/>
    </style:style>
    <style:style style:name="gr108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858cm" fo:min-width="4.164cm"/>
    </style:style>
    <style:style style:name="gr109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021cm" fo:min-width="1.701cm"/>
    </style:style>
    <style:style style:name="gr110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264cm" fo:min-width="2.471cm"/>
    </style:style>
    <style:style style:name="gr111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7da7d8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solid" draw:fill-color="#7da7d8"/>
      <style:paragraph-properties fo:text-align="center"/>
    </style:style>
    <style:style style:name="P42" style:family="paragraph">
      <loext:graphic-properties draw:fill="solid" draw:fill-color="#00b6bd"/>
      <style:paragraph-properties fo:text-align="center"/>
    </style:style>
    <style:style style:name="P43" style:family="paragraph">
      <loext:graphic-properties draw:fill="solid" draw:fill-color="#f7a19a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solid" draw:fill-color="#00b6bd"/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solid"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solid" draw:fill-color="#f38c90"/>
      <style:paragraph-properties fo:text-align="center"/>
      <style:text-properties fo:color="#ffffff"/>
    </style:style>
    <style:style style:name="P47" style:family="paragraph">
      <loext:graphic-properties draw:fill="solid" draw:fill-color="#f38c90"/>
      <style:paragraph-properties fo:text-align="center"/>
      <style:text-properties fo:color="#ffffff" fo:font-size="12pt" style:font-size-asian="12pt" style:font-size-complex="12pt"/>
    </style:style>
    <style:style style:name="P48" style:family="paragraph">
      <loext:graphic-properties draw:fill="solid" draw:fill-color="#f38c9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9" style:family="paragraph">
      <loext:graphic-properties draw:fill="solid" draw:fill-color="#5c2d91"/>
      <style:paragraph-properties fo:text-align="center"/>
      <style:text-properties fo:color="#ffffff"/>
    </style:style>
    <style:style style:name="P50" style:family="paragraph">
      <loext:graphic-properties draw:fill="solid" draw:fill-color="#5c2d91"/>
      <style:paragraph-properties fo:text-align="center"/>
      <style:text-properties fo:color="#ffffff" fo:font-size="12pt" style:font-size-asian="12pt" style:font-size-complex="12pt"/>
    </style:style>
    <style:style style:name="P51" style:family="paragraph">
      <style:paragraph-properties fo:text-align="center"/>
      <style:text-properties fo:color="#000000"/>
    </style:style>
    <style:style style:name="P52" style:family="paragraph">
      <loext:graphic-properties draw:fill="solid" draw:fill-color="#fff200"/>
      <style:paragraph-properties fo:text-align="center"/>
      <style:text-properties fo:color="#000000" fo:font-size="12pt" style:font-size-asian="12pt" style:font-size-complex="12pt"/>
    </style:style>
    <style:style style:name="P53" style:family="paragraph">
      <loext:graphic-properties draw:fill="solid" draw:fill-color="#fff2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3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</text:span><text:span text:style-name="T1">a</text:span><text:span text:style-name="T1">g</text:span><text:span text:style-name="T1">di</text:span><text:span text:style-name="T1">p</text:span><text:span text:style-name="T1">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</text:span><text:span text:style-name="T3">th</text:span><text:span text:style-name="T3">o</text:span><text:span text:style-name="T3">g</text:span><text:span text:style-name="T3">o</text:span><text:span text:style-name="T3">n</text:span><text:span text:style-name="T3">ali</text:span><text:span text:style-name="T3">ty</text:span><text:span text:style-name="T3">L</text:span><text:span text:style-name="T3">o</text:span><text:span text:style-name="T3">o</text:span><text:span text:style-name="T3">p.</text:span><text:span text:style-name="T3">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</text:span><text:span text:style-name="T3">nro</text:span><text:span text:style-name="T3">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</text:span><text:span text:style-name="T2">th</text:span><text:span text:style-name="T2">og</text:span><text:span text:style-name="T2">on</text:span><text:span text:style-name="T2">ali</text:span><text:span text:style-name="T2">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</text:span><text:span text:style-name="T2">a</text:span><text:span text:style-name="T2">w</text:span><text:span text:style-name="T2">C</text:span><text:span text:style-name="T2">at</text:span><text:span text:style-name="T2">Tr</text:span><text:span text:style-name="T2">ee</text:span><text:span text:style-name="T2">Di</text:span><text:span text:style-name="T2">st</text:span><text:span text:style-name="T2">s.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6" draw:text-style-name="P36" draw:layer="layout" svg:width="5.207cm" svg:height="0.763cm" svg:x="21.388cm" svg:y="10.949cm">
          <draw:text-box>
            <text:p><text:span text:style-name="T10">loop_asymBruFit.r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7.662cm" svg:y="13.889cm">
          <draw:text-box>
            <text:p><text:span text:style-name="T10">loop_checkInjectionFit.r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7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8" draw:text-style-name="P37" draw:layer="layout" svg:width="8.128cm" svg:height="2.301cm" svg:x="9.275cm" svg:y="1.933cm">
          <draw:text-box>
            <text:p><text:span text:style-name="T11">Asymmetry Injection</text:span></text:p>
          </draw:text-box>
        </draw:frame>
        <draw:line draw:style-name="gr69" draw:text-style-name="P14" draw:layer="layout" svg:x1="2.651cm" svg:y1="9.636cm" svg:x2="35.163cm" svg:y2="25.384cm">
          <text:p/>
        </draw:line>
        <draw:frame draw:style-name="gr68" draw:text-style-name="P37" draw:layer="layout" svg:width="8.128cm" svg:height="2.301cm" svg:x="3.275cm" svg:y="13.934cm">
          <draw:text-box>
            <text:p><text:span text:style-name="T12">π</text:span><text:span text:style-name="T13">0 Analysis Sequence</text:span></text:p>
          </draw:text-box>
        </draw:frame>
        <draw:custom-shape draw:style-name="gr70" draw:text-style-name="P38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1" draw:text-style-name="P20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2" draw:text-style-name="P38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2" draw:text-style-name="P38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3" draw:text-style-name="P12" xml:id="id95" draw:id="id95" draw:layer="layout" svg:width="5.456cm" svg:height="0.889cm" svg:x="17.564cm" svg:y="28.305cm">
          <text:p text:style-name="P3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4" draw:text-style-name="P38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5" draw:text-style-name="P38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6" draw:text-style-name="P12" xml:id="id98" draw:id="id98" draw:layer="layout" svg:width="6.532cm" svg:height="0.889cm" svg:x="1.742cm" svg:y="26.908cm">
          <text:p text:style-name="P3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6" draw:text-style-name="P37" draw:layer="layout" svg:width="5.842cm" svg:height="0.763cm" svg:x="3.016cm" svg:y="24.468cm">
          <draw:text-box>
            <text:p><text:span text:style-name="T14">(if using reweightin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7" draw:text-style-name="P37" draw:layer="layout" svg:width="5.842cm" svg:height="1.275cm" svg:x="6.207cm" svg:y="29.194cm">
          <draw:text-box>
            <text:p><text:span text:style-name="T14">TODO: multiply these weights by sWeights ??</text:span></text:p>
          </draw:text-box>
        </draw:frame>
        <draw:custom-shape draw:style-name="gr78" draw:text-style-name="P38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</draw:page>
      <draw:page draw:name="page3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Coverage Plot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0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1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2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3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4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3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5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6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1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7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8" draw:text-style-name="P14" draw:layer="layout" svg:x1="3.413cm" svg:y1="28.559cm" svg:x2="35.925cm" svg:y2="12.811cm">
          <text:p/>
        </draw:line>
        <draw:frame draw:style-name="gr89" draw:text-style-name="P37" draw:layer="layout" svg:width="17.579cm" svg:height="1.276cm" svg:x="17.002cm" svg:y="22.965cm">
          <draw:text-box>
            <text:p><text:span text:style-name="T11">Inbending + Outbending = Bibending</text:span></text:p>
          </draw:text-box>
        </draw:frame>
        <draw:custom-shape draw:style-name="gr87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39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xml:id="id118" draw:id="id118" draw:layer="layout" svg:width="6.999cm" svg:height="1.016cm" svg:x="17.434cm" svg:y="34.304cm">
          <text:p text:style-name="P3"><text:span text:style-name="T2">ca</text:span><text:span text:style-name="T2">tTr</text:span><text:span text:style-name="T2">ee</text:span><text:span text:style-name="T2">D</text:span><text:span text:style-name="T2">at</text:span><text:span text:style-name="T2">a.</text:span><text:span text:style-name="T2">bi</text:span><text:span text:style-name="T2">be</text:span><text:span text:style-name="T2">nd</text:span><text:span text:style-name="T2">in</text:span><text:span text:style-name="T2">g.r</text:span><text:span text:style-name="T2">oo</text:span><text:span text:style-name="T2">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9" draw:id="id119" draw:layer="layout" svg:width="6.999cm" svg:height="1.016cm" svg:x="25.239cm" svg:y="34.309cm">
          <text:p text:style-name="P3"><text:span text:style-name="T2">catTreeMC.bi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</draw:page>
      <draw:page draw:name="page4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Systematics</text:span></text:p>
          </draw:text-box>
        </draw:frame>
        <draw:custom-shape draw:style-name="gr91" draw:text-style-name="P40" xml:id="id121" draw:id="id121" draw:layer="layout" svg:width="5.594cm" svg:height="1.016cm" svg:x="1.672cm" svg:y="9.071cm">
          <text:p text:style-name="P3"><text:span text:style-name="T2">systematicPolarization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41" xml:id="id120" draw:id="id120" draw:layer="layout" svg:width="5.949cm" svg:height="1.016cm" svg:x="1.495cm" svg:y="6.923cm">
          <text:p text:style-name="P3"><text:span text:style-name="T2">catTrees/catTreeData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2" draw:text-style-name="P41" xml:id="id122" draw:id="id122" draw:layer="layout" svg:width="5.949cm" svg:height="1.016cm" svg:x="5.697cm" svg:y="11.111cm">
          <text:p text:style-name="P3"><text:span text:style-name="T2">systematicPolarization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3" draw:text-style-name="P42" draw:layer="layout" draw:type="line" svg:x1="4.47cm" svg:y1="7.939cm" svg:x2="4.469cm" svg:y2="9.071cm" draw:start-shape="id120" draw:start-glue-point="6" draw:end-shape="id121" draw:end-glue-point="4" svg:d="M4470 7939l-1 1132" svg:viewBox="0 0 2 1133">
          <text:p/>
        </draw:connector>
        <draw:connector draw:style-name="gr93" draw:text-style-name="P42" draw:layer="layout" svg:x1="4.469cm" svg:y1="10.087cm" svg:x2="5.697cm" svg:y2="11.619cm" draw:start-shape="id121" draw:start-glue-point="6" draw:end-shape="id122" draw:end-glue-point="5" svg:d="M4469 10087v1532h1228" svg:viewBox="0 0 1229 1533">
          <text:p/>
        </draw:connector>
        <draw:custom-shape draw:style-name="gr94" draw:text-style-name="P43" draw:layer="layout" svg:width="4.699cm" svg:height="1.86cm" svg:x="3.921cm" svg:y="31.099cm">
          <text:p text:style-name="P3"><text:span text:style-name="T2">systematicMisPID.n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3" draw:id="id123" draw:layer="layout" svg:width="5.949cm" svg:height="1.016cm" svg:x="13.717cm" svg:y="6.08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4" draw:id="id124" draw:layer="layout" svg:width="7.112cm" svg:height="1.016cm" svg:x="13.135cm" svg:y="8.126cm">
          <text:p text:style-name="P3"><text:span text:style-name="T2">systematicBaryonDecay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5" draw:id="id125" draw:layer="layout" svg:width="5.949cm" svg:height="1.016cm" svg:x="13.717cm" svg:y="10.081cm">
          <text:p text:style-name="P3"><text:span text:style-name="T2">baryonTree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6" draw:id="id126" draw:layer="layout" svg:width="7.112cm" svg:height="1.016cm" svg:x="13.135cm" svg:y="12.127cm">
          <text:p text:style-name="P3"><text:span text:style-name="T2">systematicBaryonDecay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7" draw:id="id127" draw:layer="layout" svg:width="5.949cm" svg:height="1.016cm" svg:x="18.165cm" svg:y="14.043cm">
          <text:p text:style-name="P3"><text:span text:style-name="T2">baryonTrees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5" draw:text-style-name="P42" xml:id="id128" draw:id="id128" draw:layer="layout" svg:width="5.949cm" svg:height="1.016cm" svg:x="18.165cm" svg:y="15.244cm">
          <text:p text:style-name="P3"><text:span text:style-name="T2">baryonTrees/*.js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20.444cm" svg:y="7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8" draw:text-style-name="P45" draw:layer="layout" svg:width="4.069cm" svg:height="1.475cm" draw:transform="rotate (1.5707963267949) translate (21.642cm 12.556cm)">
          <text:p text:style-name="P3"><text:span text:style-name="T3">syste</text:span><text:span text:style-name="T3">matic</text:span><text:span text:style-name="T3">Bary</text:span><text:span text:style-name="T3">on...</text:span></text:p>
          <text:p text:style-name="P3"><text:span text:style-name="T3">...Dec</text:span><text:span text:style-name="T3">ayLo</text:span><text:span text:style-name="T3">op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6.692cm" svg:y1="7.096cm" svg:x2="16.691cm" svg:y2="8.126cm" draw:start-shape="id123" draw:start-glue-point="6" draw:end-shape="id124" draw:end-glue-point="4" svg:d="M16692 7096l-1 1030" svg:viewBox="0 0 2 1031">
          <text:p/>
        </draw:connector>
        <draw:connector draw:style-name="gr13" draw:text-style-name="P14" draw:layer="layout" draw:type="line" svg:x1="16.691cm" svg:y1="9.142cm" svg:x2="16.692cm" svg:y2="10.081cm" draw:start-shape="id124" draw:start-glue-point="6" draw:end-shape="id125" draw:end-glue-point="4" svg:d="M16691 9142l1 939" svg:viewBox="0 0 2 940">
          <text:p/>
        </draw:connector>
        <draw:connector draw:style-name="gr13" draw:text-style-name="P14" draw:layer="layout" draw:type="line" svg:x1="16.692cm" svg:y1="11.097cm" svg:x2="16.691cm" svg:y2="12.127cm" draw:start-shape="id125" draw:start-glue-point="6" draw:end-shape="id126" draw:end-glue-point="4" svg:d="M16692 11097l-1 1030" svg:viewBox="0 0 2 1031">
          <text:p/>
        </draw:connector>
        <draw:connector draw:style-name="gr13" draw:text-style-name="P14" draw:layer="layout" svg:x1="16.691cm" svg:y1="13.143cm" svg:x2="18.165cm" svg:y2="14.551cm" draw:start-shape="id126" draw:start-glue-point="6" draw:end-shape="id127" draw:end-glue-point="5" svg:d="M16691 13143v1408h1474" svg:viewBox="0 0 1475 1409">
          <text:p/>
        </draw:connector>
        <draw:connector draw:style-name="gr13" draw:text-style-name="P14" draw:layer="layout" svg:x1="16.691cm" svg:y1="13.143cm" svg:x2="18.165cm" svg:y2="15.752cm" draw:start-shape="id126" draw:start-glue-point="6" draw:end-shape="id128" draw:end-glue-point="5" svg:d="M16691 13143v2609h1474" svg:viewBox="0 0 1475 2610">
          <text:p/>
        </draw:connector>
        <draw:custom-shape draw:style-name="gr99" draw:text-style-name="P46" xml:id="id129" draw:id="id129" draw:layer="layout" svg:width="5.949cm" svg:height="1.016cm" svg:x="26.318cm" svg:y="6.081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0" draw:id="id130" draw:layer="layout" svg:width="7.112cm" svg:height="1.016cm" svg:x="25.736cm" svg:y="8.127cm">
          <text:p text:style-name="P3"><text:span text:style-name="T2">systematicBinMigration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1" draw:id="id131" draw:layer="layout" svg:width="5.949cm" svg:height="1.016cm" svg:x="26.318cm" svg:y="10.082cm">
          <text:p text:style-name="P3"><text:span text:style-name="T2">migratio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2" draw:id="id132" draw:layer="layout" svg:width="7.112cm" svg:height="1.016cm" svg:x="25.736cm" svg:y="12.128cm">
          <text:p text:style-name="P3"><text:span text:style-name="T2">systematicBinMigration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3" draw:id="id133" draw:layer="layout" svg:width="5.949cm" svg:height="1.016cm" svg:x="30.766cm" svg:y="14.044cm">
          <text:p text:style-name="P3"><text:span text:style-name="T2">migration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9" draw:text-style-name="P46" xml:id="id134" draw:id="id134" draw:layer="layout" svg:width="5.949cm" svg:height="1.016cm" svg:x="30.766cm" svg:y="15.245cm">
          <text:p text:style-name="P3"><text:span text:style-name="T2">migration/*.npz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33.045cm" svg:y="7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4" draw:layer="layout" draw:type="line" svg:x1="29.293cm" svg:y1="7.097cm" svg:x2="29.292cm" svg:y2="8.127cm" draw:start-shape="id129" draw:start-glue-point="6" draw:end-shape="id130" draw:end-glue-point="4" svg:d="M29293 7097l-1 1030" svg:viewBox="0 0 2 1031">
          <text:p/>
        </draw:connector>
        <draw:connector draw:style-name="gr13" draw:text-style-name="P14" draw:layer="layout" draw:type="line" svg:x1="29.292cm" svg:y1="9.143cm" svg:x2="29.293cm" svg:y2="10.082cm" draw:start-shape="id130" draw:start-glue-point="6" draw:end-shape="id131" draw:end-glue-point="4" svg:d="M29292 9143l1 939" svg:viewBox="0 0 2 940">
          <text:p/>
        </draw:connector>
        <draw:connector draw:style-name="gr13" draw:text-style-name="P14" draw:layer="layout" draw:type="line" svg:x1="29.293cm" svg:y1="11.098cm" svg:x2="29.292cm" svg:y2="12.128cm" draw:start-shape="id131" draw:start-glue-point="6" draw:end-shape="id132" draw:end-glue-point="4" svg:d="M29293 11098l-1 1030" svg:viewBox="0 0 2 1031">
          <text:p/>
        </draw:connector>
        <draw:connector draw:style-name="gr13" draw:text-style-name="P14" draw:layer="layout" svg:x1="29.292cm" svg:y1="13.144cm" svg:x2="30.766cm" svg:y2="14.552cm" draw:start-shape="id132" draw:start-glue-point="6" draw:end-shape="id133" draw:end-glue-point="5" svg:d="M29292 13144v1408h1474" svg:viewBox="0 0 1475 1409">
          <text:p/>
        </draw:connector>
        <draw:connector draw:style-name="gr13" draw:text-style-name="P14" draw:layer="layout" svg:x1="29.292cm" svg:y1="13.144cm" svg:x2="30.766cm" svg:y2="15.753cm" draw:start-shape="id132" draw:start-glue-point="6" draw:end-shape="id134" draw:end-glue-point="5" svg:d="M29292 13144v2609h1474" svg:viewBox="0 0 1475 2610">
          <text:p/>
        </draw:connector>
        <draw:custom-shape draw:style-name="gr101" draw:text-style-name="P48" draw:layer="layout" svg:width="4.069cm" svg:height="1.475cm" draw:transform="rotate (1.5707963267949) translate (34.142cm 12.556cm)">
          <text:p text:style-name="P3"><text:span text:style-name="T3">syste</text:span><text:span text:style-name="T3">matic</text:span><text:span text:style-name="T3">Bin...</text:span></text:p>
          <text:p text:style-name="P3"><text:span text:style-name="T3">...Migr</text:span><text:span text:style-name="T3">ation</text:span><text:span text:style-name="T3">Loop.</text:span><text:span text:style-name="T3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49" xml:id="id136" draw:id="id136" draw:layer="layout" svg:width="5.949cm" svg:height="1.016cm" svg:x="4.446cm" svg:y="20.32cm">
          <text:p text:style-name="P3"><text:span text:style-name="T15">out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3" draw:text-style-name="P50" xml:id="id135" draw:id="id135" draw:layer="layout" svg:width="7.112cm" svg:height="1.869cm" svg:x="2.255cm" svg:y="17.526cm">
          <draw:glue-point draw:id="8" svg:x="-3.392cm" svg:y="5.002cm"/>
          <text:p text:style-name="P3"><text:span text:style-name="T15">runDiskim.sh with </text:span></text:p>
          <text:p text:style-name="P3"><text:span text:style-name="T15">dataStream = datarad or mcrecr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49" xml:id="id137" draw:id="id137" draw:layer="layout" svg:width="5.949cm" svg:height="1.016cm" svg:x="4.466cm" svg:y="21.336cm">
          <text:p text:style-name="P3"><text:span text:style-name="T15">rad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.399cm" svg:y1="19.394cm" svg:x2="4.446cm" svg:y2="20.828cm" draw:start-shape="id135" draw:start-glue-point="8" draw:end-shape="id136" draw:end-glue-point="5" svg:d="M3399 19394v1434h1047" svg:viewBox="0 0 1048 1435">
          <text:p/>
        </draw:connector>
        <draw:connector draw:style-name="gr13" draw:text-style-name="P14" draw:layer="layout" svg:x1="3.399cm" svg:y1="19.394cm" svg:x2="4.466cm" svg:y2="21.844cm" draw:start-shape="id135" draw:start-glue-point="8" draw:end-shape="id137" draw:end-glue-point="5" svg:d="M3399 19394v2450h1067" svg:viewBox="0 0 1068 2451">
          <text:p/>
        </draw:connector>
        <draw:custom-shape draw:style-name="gr104" draw:text-style-name="P50" xml:id="id138" draw:id="id138" draw:layer="layout" svg:width="5.334cm" svg:height="0.889cm" svg:x="6.969cm" svg:y="23.033cm">
          <draw:glue-point draw:id="8" svg:x="-3.392cm" svg:y="5.002cm"/>
          <draw:glue-point draw:id="9" svg:x="4.071cm" svg:y="-4.815cm"/>
          <text:p text:style-name="P3"><text:span text:style-name="T15">systematicRadiative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0.415cm" svg:y1="21.844cm" svg:x2="11.807cm" svg:y2="23.049cm" draw:start-shape="id137" draw:start-glue-point="7" draw:end-shape="id138" draw:end-glue-point="9" svg:d="M10415 21844h1392v1205" svg:viewBox="0 0 1393 1206">
          <text:p/>
        </draw:connector>
        <draw:connector draw:style-name="gr13" draw:text-style-name="P14" draw:layer="layout" svg:x1="10.395cm" svg:y1="20.828cm" svg:x2="11.807cm" svg:y2="23.049cm" draw:start-shape="id136" draw:start-glue-point="7" draw:end-shape="id138" draw:end-glue-point="9" svg:d="M10395 20828h1412v2221" svg:viewBox="0 0 1413 2222">
          <text:p/>
        </draw:connector>
        <draw:custom-shape draw:style-name="gr102" draw:text-style-name="P49" xml:id="id139" draw:id="id139" draw:layer="layout" svg:width="5.949cm" svg:height="1.016cm" svg:x="6.666cm" svg:y="24.837cm">
          <text:p text:style-name="P3"><text:span text:style-name="T15">radiative/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50" xml:id="id140" draw:id="id140" draw:layer="layout" svg:width="5.334cm" svg:height="0.889cm" svg:x="6.97cm" svg:y="26.633cm">
          <draw:glue-point draw:id="8" svg:x="-3.392cm" svg:y="5.002cm"/>
          <draw:glue-point draw:id="9" svg:x="4.071cm" svg:y="-4.815cm"/>
          <text:p text:style-name="P3"><text:span text:style-name="T15">systematicRadiative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9.636cm" svg:y1="23.922cm" svg:x2="9.641cm" svg:y2="24.837cm" draw:start-shape="id138" draw:start-glue-point="6" draw:end-shape="id139" draw:end-glue-point="4" svg:d="M9636 23922l5 915" svg:viewBox="0 0 6 916">
          <text:p/>
        </draw:connector>
        <draw:connector draw:style-name="gr13" draw:text-style-name="P14" draw:layer="layout" draw:type="line" svg:x1="9.641cm" svg:y1="25.853cm" svg:x2="9.637cm" svg:y2="26.633cm" draw:start-shape="id139" draw:start-glue-point="6" draw:end-shape="id140" draw:end-glue-point="4" svg:d="M9641 25853l-4 780" svg:viewBox="0 0 5 781">
          <text:p/>
        </draw:connector>
        <draw:custom-shape draw:style-name="gr105" draw:text-style-name="P52" xml:id="id142" draw:id="id142" draw:layer="layout" svg:width="5.321cm" svg:height="1.529cm" svg:x="20.075cm" svg:y="20.044cm">
          <draw:glue-point draw:id="8" svg:x="-3.392cm" svg:y="5.002cm"/>
          <text:p text:style-name="P51"><text:span text:style-name="T2">runDiskim.sh </text:span><text:span text:style-name="T2">with </text:span></text:p>
          <text:p text:style-name="P51"><text:span text:style-name="T2">skimDihadron</text:span><text:span text:style-name="T2">s.groovy</text:span></text:p>
          <text:p text:style-name="P51"><text:span text:style-name="T2">on </text:span><text:span text:style-name="T3">inbending</text:span><text:span text:style-name="T2"> </text:span><text:span text:style-name="T2">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5" draw:text-style-name="P52" xml:id="id144" draw:id="id144" draw:layer="layout" svg:width="5.321cm" svg:height="1.529cm" svg:x="27.226cm" svg:y="20.045cm">
          <draw:glue-point draw:id="8" svg:x="-3.392cm" svg:y="5.002cm"/>
          <text:p text:style-name="P51"><text:span text:style-name="T2">runDiskim.</text:span><text:span text:style-name="T2">sh with </text:span></text:p>
          <text:p text:style-name="P51"><text:span text:style-name="T2">skimPositr</text:span><text:span text:style-name="T2">ons.groovy</text:span></text:p>
          <text:p text:style-name="P51"><text:span text:style-name="T2">on </text:span><text:span text:style-name="T3">outbendin</text:span><text:span text:style-name="T3">g</text:span><text:span text:style-name="T2">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6" draw:text-style-name="P53" xml:id="id141" draw:id="id141" draw:layer="layout" svg:width="4.068cm" svg:height="1.016cm" svg:x="20.701cm" svg:y="18.132cm">
          <text:p text:style-name="P3"><text:span text:style-name="T2">SIDIS</text:span></text:p>
          <text:p text:style-name="P3"><text:span text:style-name="T2">tra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6" draw:text-style-name="P53" xml:id="id143" draw:id="id143" draw:layer="layout" svg:width="4.068cm" svg:height="1.016cm" svg:x="27.852cm" svg:y="18.133cm">
          <text:p text:style-name="P3"><text:span text:style-name="T2">Inclusive </text:span><text:span text:style-name="T2">Positron</text:span></text:p>
          <text:p text:style-name="P3"><text:span text:style-name="T2">tra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6" draw:text-style-name="P53" xml:id="id145" draw:id="id145" draw:layer="layout" svg:width="4.068cm" svg:height="1.016cm" svg:x="20.702cm" svg:y="22.633cm">
          <text:p text:style-name="P3"><text:span text:style-name="T2">SIDIS</text:span></text:p>
          <text:p text:style-name="P3"><text:span text:style-name="T2">outroot </text:span><text:span text:style-name="T2">fi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6" draw:text-style-name="P53" xml:id="id146" draw:id="id146" draw:layer="layout" svg:width="4.068cm" svg:height="1.016cm" svg:x="27.853cm" svg:y="22.634cm">
          <text:p text:style-name="P3"><text:span text:style-name="T2">Inclusive </text:span><text:span text:style-name="T2">Positron</text:span></text:p>
          <text:p text:style-name="P3"><text:span text:style-name="T2">outroot fi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2.735cm" svg:y1="19.148cm" svg:x2="22.736cm" svg:y2="20.044cm" draw:start-shape="id141" draw:start-glue-point="6" draw:end-shape="id142" draw:end-glue-point="4" svg:d="M22735 19148l1 896" svg:viewBox="0 0 2 897">
          <text:p/>
        </draw:connector>
        <draw:connector draw:style-name="gr13" draw:text-style-name="P14" draw:layer="layout" draw:type="line" svg:x1="29.886cm" svg:y1="19.149cm" svg:x2="29.887cm" svg:y2="20.045cm" draw:start-shape="id143" draw:start-glue-point="6" draw:end-shape="id144" draw:end-glue-point="4" svg:d="M29886 19149l1 896" svg:viewBox="0 0 2 897">
          <text:p/>
        </draw:connector>
        <draw:connector draw:style-name="gr13" draw:text-style-name="P14" draw:layer="layout" draw:type="line" svg:x1="22.736cm" svg:y1="21.573cm" svg:x2="22.736cm" svg:y2="22.633cm" draw:start-shape="id142" draw:start-glue-point="6" draw:end-shape="id145" draw:end-glue-point="4" svg:d="M22736 21573v1060" svg:viewBox="0 0 1 1061">
          <text:p/>
        </draw:connector>
        <draw:connector draw:style-name="gr13" draw:text-style-name="P14" draw:layer="layout" draw:type="line" svg:x1="29.887cm" svg:y1="21.574cm" svg:x2="29.887cm" svg:y2="22.634cm" draw:start-shape="id144" draw:start-glue-point="6" draw:end-shape="id146" draw:end-glue-point="4" svg:d="M29887 21574v1060" svg:viewBox="0 0 1 1061">
          <text:p/>
        </draw:connector>
        <draw:custom-shape draw:style-name="gr107" draw:text-style-name="P52" xml:id="id149" draw:id="id149" draw:layer="layout" svg:width="6.423cm" svg:height="1.514cm" svg:x="23.406cm" svg:y="27.045cm">
          <draw:glue-point draw:id="8" svg:x="-3.392cm" svg:y="5.002cm"/>
          <text:p text:style-name="P51"><text:span text:style-name="T2">systematicNonDIS.cp</text:span><text:span text:style-name="T2">p</text:span></text:p>
          <text:p text:style-name="P51"><text:span text:style-name="T2">→ </text:span><text:span text:style-name="T2">systematic for </text:span><text:span text:style-name="T3">inbending</text:span><text:span text:style-name="T2">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8" draw:text-style-name="P52" xml:id="id147" draw:id="id147" draw:layer="layout" svg:width="4.664cm" svg:height="1.108cm" svg:x="16.759cm" svg:y="24.741cm">
          <draw:glue-point draw:id="8" svg:x="-3.392cm" svg:y="5.002cm"/>
          <text:p text:style-name="P51"><text:span text:style-name="T2">drawEleTheta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9" draw:text-style-name="P53" xml:id="id148" draw:id="id148" draw:layer="layout" svg:width="3.683cm" svg:height="1.27cm" svg:x="17.25cm" svg:y="27.169cm">
          <text:p text:style-name="P3"><text:span text:style-name="T14">normaliza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3" draw:text-style-name="P14" draw:layer="layout" draw:type="lines" svg:x1="20.702cm" svg:y1="23.141cm" svg:x2="19.091cm" svg:y2="24.741cm" draw:start-shape="id145" draw:start-glue-point="5" draw:end-shape="id147" draw:end-glue-point="4" svg:d="M20702 23141h-501l-1110 1099v501" svg:viewBox="0 0 1612 1601">
          <text:p/>
        </draw:connector>
        <draw:connector draw:style-name="gr13" draw:text-style-name="P14" draw:layer="layout" draw:type="line" svg:x1="19.091cm" svg:y1="25.849cm" svg:x2="19.091cm" svg:y2="27.169cm" draw:start-shape="id147" draw:start-glue-point="6" draw:end-shape="id148" draw:end-glue-point="4" svg:d="M19091 25849v1320" svg:viewBox="0 0 1 1321">
          <text:p/>
        </draw:connector>
        <draw:connector draw:style-name="gr13" draw:text-style-name="P14" draw:layer="layout" draw:type="lines" svg:x1="22.736cm" svg:y1="23.649cm" svg:x2="26.618cm" svg:y2="27.045cm" draw:start-shape="id145" draw:start-glue-point="6" draw:end-shape="id149" draw:end-glue-point="4" svg:d="M22736 23649v502l3882 2393v501" svg:viewBox="0 0 3883 3397">
          <text:p/>
        </draw:connector>
        <draw:connector draw:style-name="gr13" draw:text-style-name="P14" draw:layer="layout" draw:type="lines" svg:x1="29.887cm" svg:y1="23.65cm" svg:x2="26.618cm" svg:y2="27.045cm" draw:start-shape="id146" draw:start-glue-point="6" draw:end-shape="id149" draw:end-glue-point="4" svg:d="M29887 23650v502l-3269 2392v501" svg:viewBox="0 0 3270 3396">
          <text:p/>
        </draw:connector>
        <draw:connector draw:style-name="gr13" draw:text-style-name="P14" draw:layer="layout" draw:type="line" svg:x1="20.933cm" svg:y1="27.804cm" svg:x2="23.406cm" svg:y2="27.802cm" draw:start-shape="id148" draw:start-glue-point="7" draw:end-shape="id149" draw:end-glue-point="5" svg:d="M20933 27804l2473-2" svg:viewBox="0 0 2474 3">
          <text:p/>
        </draw:connector>
        <draw:custom-shape draw:style-name="gr110" draw:text-style-name="P52" xml:id="id150" draw:id="id150" draw:layer="layout" svg:width="2.971cm" svg:height="1.514cm" svg:x="32.319cm" svg:y="24.622cm">
          <draw:glue-point draw:id="8" svg:x="-3.392cm" svg:y="5.002cm"/>
          <text:p text:style-name="P51"><text:span text:style-name="T2">measure</text:span></text:p>
          <text:p text:style-name="P51"><text:span text:style-name="T2">asymmetr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921cm" svg:y1="23.142cm" svg:x2="33.805cm" svg:y2="24.622cm" draw:start-shape="id146" draw:start-glue-point="7" draw:end-shape="id150" draw:end-glue-point="4" svg:d="M31921 23142h502l1382 979v501" svg:viewBox="0 0 1885 1481">
          <text:p/>
        </draw:connector>
        <draw:connector draw:style-name="gr13" draw:text-style-name="P14" draw:layer="layout" draw:type="lines" svg:x1="33.805cm" svg:y1="26.136cm" svg:x2="29.829cm" svg:y2="27.802cm" draw:start-shape="id150" draw:start-glue-point="6" draw:end-shape="id149" draw:end-glue-point="7" svg:d="M33805 26136v502l-3475 1164h-501" svg:viewBox="0 0 3977 1667">
          <text:p/>
        </draw:connector>
        <draw:frame draw:style-name="gr111" draw:text-style-name="P37" draw:layer="layout" svg:width="10.033cm" svg:height="1.199cm" svg:x="23.528cm" svg:y="28.64cm">
          <draw:text-box>
            <text:p><text:span text:style-name="T2">interchange in↔outbending in all of the above for systematic for outbending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6-15T06:46:26.350117206</dc:date>
    <meta:editing-duration>P1DT54M36S</meta:editing-duration>
    <meta:editing-cycles>106</meta:editing-cycles>
    <meta:generator>LibreOffice/6.0.7.3$Linux_X86_64 LibreOffice_project/00m0$Build-3</meta:generator>
    <meta:document-statistic meta:object-count="326"/>
  </office:meta>
</office:document-meta>
</file>